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aaf" officeooo:paragraph-rsid="001e4aaf"/>
    </style:style>
    <style:style style:name="P2" style:family="paragraph" style:parent-style-name="Standard">
      <style:text-properties officeooo:paragraph-rsid="001e4aaf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e4aaf" officeooo:paragraph-rsid="001e4aaf" style:text-blinking="false" fo:background-color="transparent"/>
    </style:style>
    <style:style style:name="T1" style:family="text">
      <style:text-properties officeooo:rsid="001e4aaf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e4aa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e942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f8883" style:text-blinking="false" fo:background-color="transparent" loext:char-shading-value="0"/>
    </style:style>
    <style:style style:name="T5" style:family="text">
      <style:text-properties officeooo:rsid="001f88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build a tomcat image :</text:p>
      <text:p text:style-name="P1"/>
      <text:p text:style-name="P1">1.) Create the docker file</text:p>
      <text:p text:style-name="P1"/>
      <text:p text:style-name="P1"><text:tab/>FROM library/tomcat </text:p>
      <text:p text:style-name="P1"><text:tab/>RUN rm -rf /usr/local/tomcat/webapps/* </text:p>
      <text:p text:style-name="P1"><text:tab/>ADD sample.war /usr/local/tomcat/webapps/</text:p>
      <text:p text:style-name="P1"><text:tab/>// this means sample.war will added to the /usr/local/tomcat/webapps/</text:p>
      <text:p text:style-name="P1"/>
      <text:p text:style-name="P1"/>
      <text:p text:style-name="P1">2.) from where are u in the command prompt run and build the docker file</text:p>
      <text:p text:style-name="P2"><text:span text:style-name="T1"><text:tab/></text:span><text:span text:style-name="T2">sudo docker build -t tomcat-image .</text:span></text:p>
      <text:p text:style-name="P3"><text:tab/>sudo docker run tomcat-image</text:p>
      <text:p text:style-name="P2"><text:span text:style-name="T2"><text:tab/>// </text:span><text:span text:style-name="T3">this will run the image in the </text:span><text:span text:style-name="T4">8888 port</text:span></text:p>
      <text:p text:style-name="P1"><text:tab/></text:p>
      <text:p text:style-name="P1">3.) Then check the container id of the image</text:p>
      <text:p text:style-name="P2"><text:span text:style-name="T1"><text:tab/></text:span><text:span text:style-name="Source_20_Text">docker run --rm -p 8888:8080 tom</text:span><text:span text:style-name="Source_20_Text"><text:span text:style-name="T1">cat-image</text:span></text:span></text:p>
      <text:p text:style-name="P1"><text:tab/>// <text:span text:style-name="T5">this will run the image but it will remove the container when it's dine running</text:span></text:p>
      <text:p text:style-name="P2"><text:span text:style-name="T1"><text:tab/></text:span><text:span text:style-name="Strong_20_Emphasis"><text:span text:style-name="Source_20_Text">--rm</text:span></text:span> tells us that we want to remove the container (delete) when it’s done running</text:p>
      <text:p text:style-name="P2"/>
      <text:p text:style-name="P2"><text:span text:style-name="T1"><text:tab/>d</text:span><text:span text:style-name="Source_20_Text">ocker run -d --name="</text:span><text:span text:style-name="Source_20_Text"><text:span text:style-name="T5">tomcatNwImage</text:span></text:span><text:span text:style-name="Source_20_Text">" -p 8888:8080 tomcat-</text:span><text:span text:style-name="Source_20_Text"><text:span text:style-name="T5">image</text:span></text:span></text:p>
      <text:p text:style-name="P1"><text:tab/>// <text:span text:style-name="T5">this will run in the background. Therefore container will not stop until we stop it</text:span></text:p>
      <text:p text:style-name="P2"><text:span text:style-name="T1"><text:tab/>//</text:span><text:span text:style-name="Strong_20_Emphasis"><text:span text:style-name="Source_20_Text">-p 8888:8080</text:span></text:span> tells us we want to map the container’s port <text:span text:style-name="Strong_20_Emphasis"><text:span text:style-name="Source_20_Text">8080</text:span></text:span> to the host port of <text:span text:style-name="Strong_20_Emphasis"><text:span text:style-name="Source_20_Text">8888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5:01:08.920570959</meta:creation-date>
    <dc:date>2015-11-20T10:58:36.230467461</dc:date>
    <meta:editing-duration>PT11M4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55" meta:character-count="902" meta:non-whitespace-character-count="751"/>
  </office:meta>
</office:document-meta>
</file>